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/>
      <style:text-properties style:font-name="Times New Roman" fo:font-size="12pt" fo:font-weight="normal" officeooo:paragraph-rsid="001fe85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fo:font-variant="normal" fo:text-transform="none" fo:color="#222222" loext:opacity="100%" style:font-name="Times New Roman" fo:font-size="12pt" fo:letter-spacing="normal" fo:font-style="normal" fo:font-weight="normal" officeooo:paragraph-rsid="001fe85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fo:font-variant="normal" fo:text-transform="none" fo:color="#222222" loext:opacity="100%" style:font-name="Times New Roman" fo:font-size="12pt" fo:letter-spacing="normal" fo:font-style="normal" fo:font-weight="normal" officeooo:paragraph-rsid="00213802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style:line-height-at-least="0.423cm" fo:orphans="2" fo:widows="2" fo:hyphenation-ladder-count="no-limit" fo:text-indent="0cm" style:auto-text-indent="false"/>
      <style:text-properties fo:font-variant="normal" fo:text-transform="none" fo:color="#222222" loext:opacity="100%" style:font-name="Times New Roman" fo:font-size="12pt" fo:letter-spacing="normal" fo:font-style="normal" fo:font-weight="normal" officeooo:paragraph-rsid="001fe85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fo:font-variant="normal" fo:text-transform="none" fo:color="#41423d" loext:opacity="100%" style:font-name="Times New Roman" fo:font-size="12pt" fo:letter-spacing="normal" fo:font-style="normal" fo:font-weight="normal" officeooo:paragraph-rsid="001fe85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color="#41423d" loext:opacity="100%"/>
    </style:style>
    <style:style style:name="T2" style:family="text">
      <style:text-properties fo:font-variant="normal" fo:text-transform="none" fo:color="#41423d" loext:opacity="100%" fo:letter-spacing="normal" fo:font-style="normal"/>
    </style:style>
    <style:style style:name="T3" style:family="text">
      <style:text-properties fo:font-variant="normal" fo:text-transform="none" fo:color="#222222" loext:opacity="100%" fo:letter-spacing="normal" fo:font-style="normal"/>
    </style:style>
    <style:style style:name="T4" style:family="text">
      <style:text-properties fo:font-variant="normal" fo:text-transform="none" fo:color="#222222" loext:opacity="100%" fo:letter-spacing="normal" fo:font-style="normal" officeooo:rsid="001dae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port java.util.ArrayList;</text:p>
      <text:p text:style-name="P2">import java.util.Iterator;</text:p>
      <text:p text:style-name="P2">import java.util.Scanner;</text:p>
      <text:p text:style-name="P2"/>
      <text:p text:style-name="P1">0.<text:span text:style-name="T2">Crea <text:s/></text:span><text:span text:style-name="T3">la clase Cantante que contendrá su nombre y el nombre de un disco del canta</text:span><text:span text:style-name="T4">n</text:span><text:span text:style-name="T3">te</text:span></text:p>
      <text:p text:style-name="P5"/>
      <text:p text:style-name="P3"><text:span text:style-name="T1">1.Crea una clase denominada ListaCantantesFamosos que al ser inicializada contenga un ArrayList con tres cantantes famosos. </text:span></text:p>
      <text:p text:style-name="P3"><text:span text:style-name="T1">Crea una clase test con el método main que inicialice un objeto ListaCantantesFamosos, pida dos cantantes famosos más al usuario, los añades a la lista y muestre el contenido de la lista por pantalla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0:32:56.442000000</meta:creation-date>
    <dc:date>2022-01-28T10:38:17.820000000</dc:date>
    <meta:editing-duration>PT5M21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6" meta:word-count="72" meta:character-count="489" meta:non-whitespace-character-count="420"/>
  </office:meta>
</office:document-meta>
</file>